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66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849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text-properties style:font-name="Segoe UI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="none" draw:fill-color="#ffffff"/>
      <style:paragraph-properties fo:text-align="start"/>
      <style:text-properties style:font-name="Segoe UI" fo:font-size="32pt" fo:font-weight="bold" style:font-size-asian="32pt" style:font-weight-asian="bold" style:font-size-complex="32pt" style:font-weight-complex="bold"/>
    </style:style>
    <style:style style:name="T1" style:family="text">
      <style:text-properties style:font-name="Segoe UI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" style:family="text">
      <style:text-properties style:font-name="Segoe UI Semibold" fo:font-size="18pt" style:text-underline-style="solid" style:text-underline-width="auto" style:text-underline-color="font-color" style:font-size-asian="18pt" style:font-size-complex="18pt"/>
    </style:style>
    <style:style style:name="T3" style:family="text">
      <style:text-properties style:text-position="super 58%" style:font-name="Segoe UI" fo:font-size="32pt" fo:font-weight="bold" style:font-size-asian="32pt" style:font-weight-asian="bold" style:font-size-complex="32pt" style:font-weight-complex="bold"/>
    </style:style>
    <style:style style:name="T4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5" style:family="text">
      <style:text-properties style:text-position="super 58%" style:font-name="Segoe UI" fo:font-size="28pt" fo:font-weight="bold" style:font-size-asian="28pt" style:font-weight-asian="bold" style:font-size-complex="28pt" style:font-weight-complex="bold"/>
    </style:style>
    <style:style style:name="T6" style:family="text">
      <style:text-properties style:font-name="Segoe UI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6.911cm" svg:x="1.524cm" svg:y="0.762cm">
          <draw:text-box>
            <text:p text:style-name="P1"><text:span text:style-name="T1">2 Timothy 3:14—4:5</text:span></text:p>
            <text:p><text:span text:style-name="T2"/></text:p>
            <text:p><text:span text:style-name="T3">14</text:span><text:span text:style-name="T4"> As for you, continue in what you have learned and have firmly believed, knowing from whom you learned it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2" draw:layer="layout" svg:width="24.892cm" svg:height="6.263cm" svg:x="1.524cm" svg:y="0.762cm">
          <draw:text-box>
            <text:p text:style-name="P4"><text:span text:style-name="T3">15</text:span><text:span text:style-name="T4">and how from childhood you have been acquainted with the sacred writings, which are able to make you wise for salvation through faith in Christ Jesu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2" draw:layer="layout" svg:width="24.892cm" svg:height="7.766cm" svg:x="1.524cm" svg:y="0.762cm">
          <draw:text-box>
            <text:p text:style-name="P4"><text:span text:style-name="T3">16</text:span><text:span text:style-name="T4">All Scripture is breathed out by God and profitable for teaching, for reproof, for correction, and for training in righteousness, </text:span><text:span text:style-name="T3">17</text:span><text:span text:style-name="T4">that the man of God may be competent, equipped for every good work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2" draw:layer="layout" svg:width="24.892cm" svg:height="8.099cm" svg:x="1.524cm" svg:y="0.762cm">
          <draw:text-box>
            <text:p text:style-name="P4"><text:span text:style-name="T5">1</text:span><text:span text:style-name="T6">I charge you in the presence of God and of Christ Jesus, who is to judge the living and the dead, and by his appearing and his kingdom: </text:span><text:span text:style-name="T5">2</text:span><text:span text:style-name="T6">preach the word; be ready in season and out of season; reprove, rebuke, and exhort, with complete patience and teach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5" draw:layer="layout" svg:width="24.892cm" svg:height="6.263cm" svg:x="1.524cm" svg:y="0.762cm">
          <draw:text-box>
            <text:p text:style-name="P4"><text:span text:style-name="T3">3</text:span><text:span text:style-name="T4">For the time is coming when people will not endure sound teaching, but having itching ears they will accumulate for themselves teachers to suit their own passions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" draw:text-style-name="P6" draw:layer="layout" svg:width="24.892cm" svg:height="7.766cm" svg:x="1.524cm" svg:y="0.762cm">
          <draw:text-box>
            <text:p><text:span text:style-name="T3">4</text:span><text:span text:style-name="T4">and will turn away from listening to the truth and wander off into myths. </text:span><text:span text:style-name="T3">5</text:span><text:span text:style-name="T4">As for you, always be sober-minded, endure suffering, do the work of an evangelist, fulfill your ministr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4T09:55:04.949000000</meta:creation-date>
    <dc:date>2016-10-14T14:40:25.209000000</dc:date>
    <meta:editing-duration>PT1M15S</meta:editing-duration>
    <meta:editing-cycles>4</meta:editing-cycles>
    <meta:generator>LibreOffice/5.2.2.2$Windows_X86_64 LibreOffice_project/8f96e87c890bf8fa77463cd4b640a2312823f3ad</meta:generator>
    <meta:document-statistic meta:object-count="39"/>
  </office:meta>
</office:document-meta>
</file>